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>y</mi>
            <mrow>
              <mo fence="true" form="prefix" stretchy="true">[</mo>
              <mrow>
                <mi>n</mi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i>x</mi>
            <mrow>
              <mo fence="true" form="prefix" stretchy="true">[</mo>
              <mrow>
                <mi>n</mi>
              </mrow>
              <mo fence="true" form="postfix" stretchy="true">]</mo>
            </mrow>
            <mi>∗</mi>
            <mspace width="2em"/>
            <mi>h</mi>
            <mrow>
              <mo fence="true" form="prefix" stretchy="true">[</mo>
              <mrow>
                <mi>n</mi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o stretchy="false">−</mo>
                  <mi mathvariant="normal">∞</mi>
                </mrow>
                <mi mathvariant="normal">∞</mi>
              </munderover>
              <mrow>
                <mi>x</mi>
                <mrow>
                  <mo fence="true" form="prefix" stretchy="true">[</mo>
                  <mrow>
                    <mi>k</mi>
                  </mrow>
                  <mo fence="true" form="postfix" stretchy="true">]</mo>
                </mrow>
                <mi>h</mi>
                <mrow>
                  <mo fence="true" form="prefix" stretchy="true">[</mo>
                  <mrow>
                    <mrow>
                      <mi>n</mi>
                      <mo stretchy="false">−</mo>
                      <mi>k</mi>
                    </mrow>
                  </mrow>
                  <mo fence="true" form="postfix" stretchy="true">]</mo>
                </mrow>
              </mrow>
            </mrow>
          </mrow>
        </mtd>
      </mtr>
      <mtr>
        <mtd>
          <mrow/>
        </mtd>
      </mtr>
      <mtr>
        <mtd>
          <mrow>
            <munderover>
              <mo stretchy="false">∑</mo>
              <mrow>
                <mi>k</mi>
                <mo stretchy="false">=</mo>
                <mn>0</mn>
              </mrow>
              <mi>n</mi>
            </munderover>
            <mrow>
              <msup>
                <mn>2</mn>
                <mi>k</mi>
              </msup>
              <mo stretchy="false">⋅</mo>
              <msup>
                <mrow>
                  <mo fence="true" form="prefix" stretchy="true">(</mo>
                  <mrow>
                    <mfrac>
                      <mn>1</mn>
                      <mn>2</mn>
                    </mfrac>
                  </mrow>
                  <mo fence="true" form="postfix" stretchy="true">)</mo>
                </mrow>
                <mrow>
                  <mi>n</mi>
                  <mo stretchy="false">−</mo>
                  <mi>k</mi>
                </mrow>
              </msup>
            </mrow>
          </mrow>
        </mtd>
      </mtr>
      <mtr>
        <mtd>
          <mrow>
            <munderover>
              <mo stretchy="false">∑</mo>
              <mrow>
                <mi>k</mi>
                <mo stretchy="false">=</mo>
                <mn>0</mn>
              </mrow>
              <mi>n</mi>
            </munderover>
            <mrow>
              <msup>
                <mn>2</mn>
                <mi>k</mi>
              </msup>
              <mo stretchy="false">⋅</mo>
              <msup>
                <mn>2</mn>
                <mi>k</mi>
              </msup>
              <mo stretchy="false">⋅</mo>
              <msup>
                <mrow>
                  <mo fence="true" form="prefix" stretchy="true">(</mo>
                  <mrow>
                    <mfrac>
                      <mn>1</mn>
                      <mn>2</mn>
                    </mfrac>
                  </mrow>
                  <mo fence="true" form="postfix" stretchy="true">)</mo>
                </mrow>
                <mi>n</mi>
              </msup>
            </mrow>
          </mrow>
        </mtd>
      </mtr>
      <mtr>
        <mtd>
          <mrow>
            <msup>
              <mrow>
                <mo fence="true" form="prefix" stretchy="true">(</mo>
                <mrow>
                  <mfrac>
                    <mn>1</mn>
                    <mn>2</mn>
                  </mfrac>
                </mrow>
                <mo fence="true" form="postfix" stretchy="true">)</mo>
              </mrow>
              <mi>n</mi>
            </msup>
            <mo stretchy="false">⋅</mo>
            <mrow>
              <munderover>
                <mo stretchy="false">∑</mo>
                <mrow>
                  <mi>k</mi>
                  <mo stretchy="false">=</mo>
                  <mn>0</mn>
                </mrow>
                <mi>n</mi>
              </munderover>
              <msup>
                <mn>4</mn>
                <mi>k</mi>
              </msup>
            </mrow>
          </mrow>
        </mtd>
      </mtr>
      <mtr>
        <mtd>
          <mrow/>
        </mtd>
      </mtr>
      <mtr>
        <mtd>
          <mrow>
            <mrow>
              <munderover>
                <mo stretchy="false">∑</mo>
                <mrow>
                  <mi>k</mi>
                  <mo stretchy="false">=</mo>
                  <mn>0</mn>
                </mrow>
                <mi>n</mi>
              </munderover>
              <msup>
                <mn>4</mn>
                <mi>k</mi>
              </msup>
            </mrow>
            <mrow>
              <mspace width="2em"/>
              <mo stretchy="false">=</mo>
              <mspace width="2em"/>
            </mrow>
            <mfrac>
              <mrow>
                <msup>
                  <mn>4</mn>
                  <mrow>
                    <mi>n</mi>
                    <mo stretchy="false">+</mo>
                    <mn>1</mn>
                  </mrow>
                </msup>
                <mo stretchy="false">−</mo>
                <mn>1</mn>
              </mrow>
              <mn>3</mn>
            </mfrac>
          </mrow>
        </mtd>
      </mtr>
      <mtr>
        <mtd>
          <mrow/>
        </mtd>
      </mtr>
      <mtr>
        <mtd>
          <mrow>
            <msup>
              <mrow>
                <mo fence="true" form="prefix" stretchy="true">(</mo>
                <mrow>
                  <mfrac>
                    <mn>1</mn>
                    <mn>2</mn>
                  </mfrac>
                </mrow>
                <mo fence="true" form="postfix" stretchy="true">)</mo>
              </mrow>
              <mi>n</mi>
            </msup>
            <mo stretchy="false">⋅</mo>
            <mfrac>
              <mrow>
                <msup>
                  <mn>4</mn>
                  <mrow>
                    <mi>n</mi>
                    <mo stretchy="false">+</mo>
                    <mn>1</mn>
                  </mrow>
                </msup>
                <mo stretchy="false">−</mo>
                <mn>1</mn>
              </mrow>
              <mn>3</mn>
            </mfrac>
          </mrow>
        </mtd>
      </mtr>
      <mtr>
        <mtd>
          <mrow/>
        </mtd>
      </mtr>
      <mtr>
        <mtd>
          <mrow>
            <mfrac>
              <mrow>
                <msup>
                  <mn>4</mn>
                  <mrow>
                    <mi>n</mi>
                    <mo stretchy="false">+</mo>
                    <mn>1</mn>
                  </mrow>
                </msup>
                <mo stretchy="false">−</mo>
                <mn>1</mn>
              </mrow>
              <mrow>
                <mn>3</mn>
                <mrow>
                  <mspace width="2em"/>
                  <mo stretchy="false">⋅</mo>
                  <mspace width="2em"/>
                </mrow>
                <msup>
                  <mn>2</mn>
                  <mi>n</mi>
                </msup>
              </mrow>
            </mfrac>
            <mrow>
              <mspace width="2em"/>
              <mo stretchy="false">=</mo>
              <mspace width="2em"/>
            </mrow>
            <mfrac>
              <msup>
                <mn>4</mn>
                <mrow>
                  <mi>n</mi>
                  <mrow>
                    <mspace width="2em"/>
                    <mo stretchy="false">+</mo>
                    <mspace width="2em"/>
                  </mrow>
                  <mn>1</mn>
                </mrow>
              </msup>
              <mrow>
                <mn>3</mn>
                <mrow>
                  <mspace width="2em"/>
                  <mo stretchy="false">⋅</mo>
                  <mspace width="2em"/>
                </mrow>
                <msup>
                  <mn>2</mn>
                  <mi>n</mi>
                </msup>
              </mrow>
            </mfrac>
            <mrow>
              <mspace width="2em"/>
              <mo stretchy="false">−</mo>
              <mspace width="2em"/>
            </mrow>
            <mfrac>
              <mn>1</mn>
              <mrow>
                <mn>3</mn>
                <mrow>
                  <mspace width="2em"/>
                  <mo stretchy="false">⋅</mo>
                  <mspace width="2em"/>
                </mrow>
                <msup>
                  <mn>2</mn>
                  <mi>n</mi>
                </msup>
              </mrow>
            </mfrac>
            <mrow>
              <mspace width="2em"/>
              <mo stretchy="false">=</mo>
              <mspace width="2em"/>
            </mrow>
            <mrow>
              <mo fence="true" form="prefix" stretchy="true">(</mo>
              <mrow>
                <mrow>
                  <mrow>
                    <mfrac>
                      <mn>2</mn>
                      <mn>3</mn>
                    </mfrac>
                    <mo stretchy="false">⋅</mo>
                    <msup>
                      <mn>2</mn>
                      <mrow>
                        <mi>n</mi>
                        <mo stretchy="false">+</mo>
                        <mn>1</mn>
                      </mrow>
                    </msup>
                  </mrow>
                  <mo stretchy="false">−</mo>
                  <mrow>
                    <mo fence="true" form="prefix" stretchy="true">(</mo>
                    <mrow>
                      <mrow>
                        <mfrac>
                          <mn>2</mn>
                          <mn>3</mn>
                        </mfrac>
                        <mo stretchy="false">⋅</mo>
                        <msup>
                          <mrow>
                            <mo fence="true" form="prefix" stretchy="true">(</mo>
                            <mrow>
                              <mfrac>
                                <mn>1</mn>
                                <mn>2</mn>
                              </mfrac>
                            </mrow>
                            <mo fence="true" form="postfix" stretchy="true">)</mo>
                          </mrow>
                          <mrow>
                            <mi>n</mi>
                            <mo stretchy="false">+</mo>
                            <mn>1</mn>
                          </mrow>
                        </msup>
                      </mrow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i>u</mi>
            <mrow>
              <mo fence="true" form="prefix" stretchy="true">[</mo>
              <mrow>
                <mi>n</mi>
              </mrow>
              <mo fence="true" form="postfix" stretchy="true">]</mo>
            </mrow>
          </mrow>
        </mtd>
      </mtr>
      <mtr>
        <mtd>
          <mrow/>
        </mtd>
      </mtr>
      <mtr>
        <mtd>
          <mrow>
            <mi>c</mi>
            <mn>.</mn>
          </mrow>
        </mtd>
      </mtr>
      <mtr>
        <mtd>
          <mrow>
            <mi>h</mi>
            <mrow>
              <mo fence="true" form="prefix" stretchy="true">[</mo>
              <mrow>
                <mi>n</mi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sup>
              <mrow>
                <mo fence="true" form="prefix" stretchy="true">(</mo>
                <mrow>
                  <mrow>
                    <mo stretchy="false">−</mo>
                    <mn>2</mn>
                  </mrow>
                </mrow>
                <mo fence="true" form="postfix" stretchy="true">)</mo>
              </mrow>
              <mi>n</mi>
            </msup>
            <mspace width="2em"/>
            <mi>x</mi>
            <mrow>
              <mo fence="true" form="prefix" stretchy="true">[</mo>
              <mrow>
                <mi>n</mi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row>
              <msup>
                <mi>e</mi>
                <mrow>
                  <mo stretchy="false">−</mo>
                  <mi>n</mi>
                </mrow>
              </msup>
              <mo stretchy="false">⋅</mo>
              <mi>u</mi>
            </mrow>
            <mrow>
              <mo fence="true" form="prefix" stretchy="true">[</mo>
              <mrow>
                <mi>n</mi>
              </mrow>
              <mo fence="true" form="postfix" stretchy="true">]</mo>
            </mrow>
          </mrow>
        </mtd>
      </mtr>
      <mtr>
        <mtd>
          <mrow/>
        </mtd>
      </mtr>
      <mtr>
        <mtd>
          <mrow>
            <mi>y</mi>
            <mrow>
              <mo fence="true" form="prefix" stretchy="true">[</mo>
              <mrow>
                <mi>n</mi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i>x</mi>
            <mrow>
              <mo fence="true" form="prefix" stretchy="true">[</mo>
              <mrow>
                <mi>n</mi>
              </mrow>
              <mo fence="true" form="postfix" stretchy="true">]</mo>
            </mrow>
            <mi>∗</mi>
            <mspace width="2em"/>
            <mi>h</mi>
            <mrow>
              <mo fence="true" form="prefix" stretchy="true">[</mo>
              <mrow>
                <mi>n</mi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o stretchy="false">−</mo>
                  <mi mathvariant="normal">∞</mi>
                </mrow>
                <mi mathvariant="normal">∞</mi>
              </munderover>
              <mrow>
                <mi>x</mi>
                <mrow>
                  <mo fence="true" form="prefix" stretchy="true">[</mo>
                  <mrow>
                    <mi>k</mi>
                  </mrow>
                  <mo fence="true" form="postfix" stretchy="true">]</mo>
                </mrow>
                <mi>h</mi>
                <mrow>
                  <mo fence="true" form="prefix" stretchy="true">[</mo>
                  <mrow>
                    <mrow>
                      <mi>n</mi>
                      <mo stretchy="false">−</mo>
                      <mi>k</mi>
                    </mrow>
                  </mrow>
                  <mo fence="true" form="postfix" stretchy="true">]</mo>
                </mrow>
              </mrow>
            </mrow>
          </mrow>
        </mtd>
      </mtr>
      <mtr>
        <mtd>
          <mrow/>
        </mtd>
      </mtr>
      <mtr>
        <mtd>
          <mrow>
            <mi>y</mi>
            <mrow>
              <mo fence="true" form="prefix" stretchy="true">[</mo>
              <mrow>
                <mi>n</mi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i>x</mi>
            <mrow>
              <mo fence="true" form="prefix" stretchy="true">[</mo>
              <mrow>
                <mi>n</mi>
              </mrow>
              <mo fence="true" form="postfix" stretchy="true">]</mo>
            </mrow>
            <mi>∗</mi>
            <mspace width="2em"/>
            <mi>h</mi>
            <mrow>
              <mo fence="true" form="prefix" stretchy="true">[</mo>
              <mrow>
                <mi>n</mi>
              </mrow>
              <mo fence="true" form="postfix" stretchy="true">]</mo>
            </mrow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i>k</mi>
                  <mo stretchy="false">=</mo>
                  <mn>0</mn>
                </mrow>
                <mi>n</mi>
              </munderover>
              <mrow>
                <msup>
                  <mrow>
                    <mo fence="true" form="prefix" stretchy="true">(</mo>
                    <mrow>
                      <mrow>
                        <mo stretchy="false">−</mo>
                        <mn>2</mn>
                      </mrow>
                    </mrow>
                    <mo fence="true" form="postfix" stretchy="true">)</mo>
                  </mrow>
                  <mi>k</mi>
                </msup>
                <mo stretchy="false">⋅</mo>
                <msup>
                  <mi>e</mi>
                  <mrow>
                    <mrow>
                      <mo stretchy="false">−</mo>
                      <mi>n</mi>
                    </mrow>
                    <mo stretchy="false">+</mo>
                    <mi>k</mi>
                  </mrow>
                </msup>
              </mrow>
            </mrow>
          </mrow>
        </mtd>
      </mtr>
      <mtr>
        <mtd>
          <mrow/>
        </mtd>
      </mtr>
      <mtr>
        <mtd>
          <mrow>
            <mrow>
              <munderover>
                <mo stretchy="false">∑</mo>
                <mrow>
                  <mi>k</mi>
                  <mo stretchy="false">=</mo>
                  <mn>0</mn>
                </mrow>
                <mi>n</mi>
              </munderover>
              <mrow>
                <msup>
                  <mrow>
                    <mo fence="true" form="prefix" stretchy="true">(</mo>
                    <mrow>
                      <mrow>
                        <mo stretchy="false">−</mo>
                        <mn>2</mn>
                      </mrow>
                    </mrow>
                    <mo fence="true" form="postfix" stretchy="true">)</mo>
                  </mrow>
                  <mi>k</mi>
                </msup>
                <mo stretchy="false">⋅</mo>
                <msup>
                  <mi>e</mi>
                  <mrow>
                    <mo stretchy="false">−</mo>
                    <mi>n</mi>
                  </mrow>
                </msup>
                <mo stretchy="false">⋅</mo>
                <msup>
                  <mi>e</mi>
                  <mi>k</mi>
                </msup>
              </mrow>
            </mrow>
            <mrow>
              <mspace width="2em"/>
              <mo stretchy="false">=</mo>
              <mspace width="2em"/>
            </mrow>
            <mrow>
              <msup>
                <mi>e</mi>
                <mrow>
                  <mo stretchy="false">−</mo>
                  <mi>n</mi>
                </mrow>
              </msup>
              <mo stretchy="false">⋅</mo>
              <mrow>
                <munderover>
                  <mo stretchy="false">∑</mo>
                  <mrow>
                    <mi>k</mi>
                    <mo stretchy="false">=</mo>
                    <mn>0</mn>
                  </mrow>
                  <mi>n</mi>
                </munderover>
                <mrow>
                  <msup>
                    <mrow>
                      <mo fence="true" form="prefix" stretchy="true">(</mo>
                      <mrow>
                        <mrow>
                          <mo stretchy="false">−</mo>
                          <mn>2</mn>
                        </mrow>
                      </mrow>
                      <mo fence="true" form="postfix" stretchy="true">)</mo>
                    </mrow>
                    <mi>k</mi>
                  </msup>
                  <mo stretchy="false">⋅</mo>
                  <msup>
                    <mi>e</mi>
                    <mi>k</mi>
                  </msup>
                </mrow>
              </mrow>
            </mrow>
          </mrow>
        </mtd>
      </mtr>
      <mtr>
        <mtd>
          <mrow/>
        </mtd>
      </mtr>
      <mtr>
        <mtd>
          <mrow>
            <mrow>
              <munderover>
                <mo stretchy="false">∑</mo>
                <mrow>
                  <mi>k</mi>
                  <mo stretchy="false">=</mo>
                  <mn>0</mn>
                </mrow>
                <mi>n</mi>
              </munderover>
              <msup>
                <mi>r</mi>
                <mrow>
                  <mi>k</mi>
                </mrow>
              </msup>
            </mrow>
            <mrow>
              <mspace width="2em"/>
              <mo stretchy="false">=</mo>
              <mspace width="2em"/>
            </mrow>
            <mfrac>
              <mrow>
                <mi mathvariant="normal">1</mi>
                <mrow>
                  <mspace width="2em"/>
                  <mo stretchy="false">−</mo>
                  <mspace width="2em"/>
                </mrow>
                <msup>
                  <mi>r</mi>
                  <mrow>
                    <mrow>
                      <mi>n</mi>
                      <mo stretchy="false">+</mo>
                      <mi mathvariant="normal">1</mi>
                    </mrow>
                  </mrow>
                </msup>
              </mrow>
              <mrow>
                <mrow>
                  <mi mathvariant="normal">1</mi>
                  <mo stretchy="false">−</mo>
                  <mi>r</mi>
                </mrow>
              </mrow>
            </mfrac>
          </mrow>
        </mtd>
      </mtr>
      <mtr>
        <mtd>
          <mrow/>
        </mtd>
      </mtr>
      <mtr>
        <mtd>
          <mrow>
            <mi>r</mi>
            <mrow>
              <mspace width="2em"/>
              <mo stretchy="false">=</mo>
              <mspace width="2em"/>
              <mo stretchy="false">−</mo>
              <mi mathvariant="normal">2</mi>
              <mo stretchy="false">⋅</mo>
              <mi>e</mi>
            </mrow>
          </mrow>
        </mtd>
      </mtr>
      <mtr>
        <mtd>
          <mrow/>
        </mtd>
      </mtr>
      <mtr>
        <mtd>
          <mrow>
            <mi>y</mi>
            <mrow>
              <mo fence="true" form="prefix" stretchy="true">[</mo>
              <mrow>
                <mrow>
                  <mi>n</mi>
                </mrow>
              </mrow>
              <mo fence="true" form="postfix" stretchy="true">]</mo>
            </mrow>
            <mrow>
              <mspace width="2em"/>
              <mo stretchy="false">=</mo>
              <mrow>
                <mo fence="true" form="prefix" stretchy="true">(</mo>
                <mrow>
                  <mrow>
                    <mspace width="2em"/>
                    <mrow>
                      <msup>
                        <mi>e</mi>
                        <mrow>
                          <mo stretchy="false">−</mo>
                          <mi>n</mi>
                        </mrow>
                      </msup>
                      <mo stretchy="false">⋅</mo>
                      <mfrac>
                        <mrow>
                          <mn>1</mn>
                          <mrow>
                            <mspace width="2em"/>
                            <mo stretchy="false">−</mo>
                            <mspace width="2em"/>
                          </mrow>
                          <msup>
                            <mrow>
                              <mrow>
                                <mo fence="true" form="prefix" stretchy="true">(</mo>
                                <mrow>
                                  <mrow>
                                    <mrow>
                                      <mrow>
                                        <mo stretchy="false">−</mo>
                                        <mn>2</mn>
                                      </mrow>
                                      <mo stretchy="false">⋅</mo>
                                      <mi>e</mi>
                                    </mrow>
                                  </mrow>
                                </mrow>
                                <mo fence="true" form="postfix" stretchy="true">)</mo>
                              </mrow>
                            </mrow>
                            <mrow>
                              <mi>n</mi>
                              <mo stretchy="false">+</mo>
                              <mn>1</mn>
                            </mrow>
                          </msup>
                        </mrow>
                        <mrow>
                          <mrow>
                            <mn>1</mn>
                            <mo stretchy="false">+</mo>
                            <mn>2</mn>
                            <mo stretchy="false">⋅</mo>
                            <mi>e</mi>
                          </mrow>
                        </mrow>
                      </mfrac>
                    </mrow>
                  </mrow>
                </mrow>
                <mo fence="true" form="postfix" stretchy="true">)</mo>
              </mrow>
            </mrow>
            <mi>u</mi>
            <mrow>
              <mo fence="true" form="prefix" stretchy="true">[</mo>
              <mrow>
                <mrow>
                  <mi>n</mi>
                </mrow>
              </mrow>
              <mo fence="true" form="postfix" stretchy="true">]</mo>
            </mrow>
          </mrow>
        </mtd>
      </mtr>
      <mtr>
        <mtd>
          <mrow/>
        </mtd>
      </mtr>
      <mtr>
        <mtd>
          <mrow>
            <mi>y</mi>
            <mrow>
              <mo fence="true" form="prefix" stretchy="true">[</mo>
              <mrow>
                <mi>n</mi>
              </mrow>
              <mo fence="true" form="postfix" stretchy="true">]</mo>
            </mrow>
            <mrow>
              <mspace width="2em"/>
              <mo stretchy="false">=</mo>
              <mrow>
                <mo fence="true" form="prefix" stretchy="true">(</mo>
                <mrow>
                  <mrow>
                    <mspace width="2em"/>
                    <mfrac>
                      <mrow>
                        <msup>
                          <mi>e</mi>
                          <mrow>
                            <mo stretchy="false">−</mo>
                            <mi>n</mi>
                          </mrow>
                        </msup>
                        <mrow>
                          <mspace width="2em"/>
                          <mo stretchy="false">−</mo>
                          <mspace width="2em"/>
                        </mrow>
                        <mrow>
                          <msup>
                            <mi>e</mi>
                            <mrow>
                              <mo stretchy="false">−</mo>
                              <mi>n</mi>
                            </mrow>
                          </msup>
                          <mo stretchy="false">⋅</mo>
                          <msup>
                            <mrow>
                              <mo fence="true" form="prefix" stretchy="true">(</mo>
                              <mrow>
                                <mrow>
                                  <mrow>
                                    <mo stretchy="false">−</mo>
                                    <mn>2</mn>
                                  </mrow>
                                  <mo stretchy="false">⋅</mo>
                                  <mi>e</mi>
                                </mrow>
                              </mrow>
                              <mo fence="true" form="postfix" stretchy="true">)</mo>
                            </mrow>
                            <mrow>
                              <mi>n</mi>
                              <mo stretchy="false">+</mo>
                              <mn>1</mn>
                            </mrow>
                          </msup>
                        </mrow>
                      </mrow>
                      <mrow>
                        <mn>1</mn>
                        <mo stretchy="false">+</mo>
                        <mrow>
                          <mn>2</mn>
                          <mo stretchy="false">⋅</mo>
                          <mi>e</mi>
                        </mrow>
                      </mrow>
                    </mfrac>
                  </mrow>
                </mrow>
                <mo fence="true" form="postfix" stretchy="true">)</mo>
              </mrow>
            </mrow>
            <mi>u</mi>
            <mrow>
              <mo fence="true" form="prefix" stretchy="true">[</mo>
              <mrow>
                <mi>n</mi>
              </mrow>
              <mo fence="true" form="postfix" stretchy="true">]</mo>
            </mrow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i mathvariant="normal">❑</mi>
        </mtd>
      </mtr>
    </mtable>
    <annotation encoding="StarMath 5.0">{ y left [ n right ] { ~ = ~ } x left [ n right ] ∗ ~ h left [ n right ] { ~ = ~ } sum to { infinity } from { - infinity } { x left [ k right ] h left [ { n - k } right ] } } newline { } newline sum to { n } from { { k = 0 } } { 2 ^ k cdot left ( { 1 over 2 } right ) ^ { n - k } } newline sum to { n } from { { k = 0 } } { { 2 ^ k cdot 2 ^ k } cdot left ( { 1 over 2 } right ) ^ n } newline { left ( { 1 over 2 } right ) ^ n cdot sum to { n } from { { k = 0 } } 4 ^ k } newline { } newline { sum to { n } from { { k = 0 } } 4 ^ k { ~ = ~ } { { 4 ^ { n + 1 } - 1 } over 3 } } newline { } newline { left ( { 1 over 2 } right ) ^ n cdot { { 4 ^ { n + 1 } - 1 } over 3 } } newline { } newline { { { 4 ^ { n + 1 } - 1 } over { 3 { ~ cdot ~ } 2 ^ n } } { ~ = ~ } { 4 ^ { n { ~ + ~ } 1 } over { 3 { ~ cdot ~ } 2 ^ n } } { ~ - ~ } { 1 over { 3 { ~ cdot ~ } 2 ^ n } } { ~ = ~ } left ( { { { 2 over 3 } cdot 2 ^ { n + 1 } } - left ( { { 2 over 3 } cdot left ( { 1 over 2 } right ) ^ { n + 1 } } right ) } right ) u left [ n right ] } newline { } newline { c . } newline { h left [ n right ] { ~ = ~ } left ( - 2 right ) ^ n ~ x left [ n right ] { ~ = ~ } { e ^ - n cdot u } left [ n right ] } newline { } newline { y left [ n right ] { ~ = ~ } x left [ n right ] ∗ ~ h left [ n right ] { ~ = ~ } sum to { infinity } from { - infinity } { x left [ k right ] h left [ { n - k } right ] } } newline { } newline { y left [ n right ] { ~ = ~ } x left [ n right ] ∗ ~ h left [ n right ] { ~ = ~ } sum to { n } from { { k = 0 } } { left ( - 2 right ) ^ k cdot e ^ { - n + k } } } newline { } newline { sum to { n } from { { k = 0 } } { { left ( - 2 right ) ^ k cdot e ^ - n } cdot e ^ k } { ~ = ~ } { e ^ - n cdot sum to { n } from { { k = 0 } } { left ( - 2 right ) ^ k cdot e ^ k } } } newline { } newline { sum to { n } from { { k = 0 } } r ^ k { ~ = ~ } { { 1 { ~ - ~ } r ^ { n + 1 } } over { 1 - r } } } newline { } newline { r { ~ = { ~ - { 2 cdot e } } } } newline { } newline { y left [ n right ] { ~ = left ( { ~ { e ^ - n cdot { { 1 { ~ - ~ } left ( { - 2 cdot e } right ) ^ { n + 1 } } over { 1 + { 2 cdot e } } } } } right ) } u left [ n right ] } newline { } newline { y left [ n right ] { ~ = left ( { ~ { { e ^ - n { ~ - ~ } { e ^ - n cdot left ( { - 2 cdot e } right ) ^ { n + 1 } } } over { 1 + { 2 cdot e } } } } right ) } u left [ n right ] } newline { } newline { } newline { } newline { } newline &lt;?&gt;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19:04:55.939000000</meta:creation-date>
    <dc:date>2024-10-02T21:30:58.159000000</dc:date>
    <meta:editing-duration>PT24M6S</meta:editing-duration>
    <meta:editing-cycles>2</meta:editing-cycles>
    <meta:generator>LibreOffice/24.2.3.2$Windows_X86_64 LibreOffice_project/433d9c2ded56988e8a90e6b2e771ee4e6a5ab2ba</meta:generator>
  </office:meta>
</office:document-meta>
</file>